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6.6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20.14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99pt ridge #ff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ridge #ff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groove #ff0000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groove #ff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99pt groove #ff0000" fo:border-right="0.99pt groove #ff0000" fo:border-top="non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column table:style-name="co5" table:default-cell-style-name="ce5"/>
        <table:table-column table:style-name="co6" table:default-cell-style-name="ce11"/>
        <table:table-column table:style-name="co1" table:default-cell-style-name="ce9"/>
        <table:table-column table:style-name="co7" table:default-cell-style-name="ce5"/>
        <table:table-column table:style-name="co8" table:default-cell-style-name="ce12"/>
        <table:table-column table:style-name="co9" table:default-cell-style-name="ce9"/>
        <table:table-column table:style-name="co10" table:default-cell-style-name="ce5"/>
        <table:table-column table:style-name="co6" table:default-cell-style-name="ce14"/>
        <table:table-row table:style-name="ro1">
          <table:table-cell table:style-name="ce1" office:value-type="string" calcext:value-type="string">
            <text:p>Fadc A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6" office:value-type="string" calcext:value-type="string">
            <text:p># fibre</text:p>
          </table:table-cell>
          <table:table-cell table:style-name="ce8" office:value-type="string" calcext:value-type="string">
            <text:p>Fadc B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10" office:value-type="string" calcext:value-type="string">
            <text:p># fibre</text:p>
          </table:table-cell>
          <table:table-cell table:style-name="ce8" office:value-type="string" calcext:value-type="string">
            <text:p>Fadc C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10" office:value-type="string" calcext:value-type="string">
            <text:p># fibre</text:p>
          </table:table-cell>
          <table:table-cell table:style-name="ce8" office:value-type="string" calcext:value-type="string">
            <text:p>Fadc D 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13" office:value-type="string" calcext:value-type="string">
            <text:p># fibre 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X – 25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X – 27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63" calcext:value-type="float">
            <text:p>63</text:p>
          </table:table-cell>
          <table:table-cell table:style-name="ce10" office:value-type="string" calcext:value-type="string">
            <text:p>Y – 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13" office:value-type="string" calcext:value-type="string">
            <text:p>Y – 6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X – 17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X – 1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string" calcext:value-type="string">
            <text:p>Y – 16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54" calcext:value-type="float">
            <text:p>54</text:p>
          </table:table-cell>
          <table:table-cell table:style-name="ce13" office:value-type="string" calcext:value-type="string">
            <text:p>Y – 14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X – 9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X – 11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7" calcext:value-type="float">
            <text:p>47</text:p>
          </table:table-cell>
          <table:table-cell table:style-name="ce10" office:value-type="string" calcext:value-type="string">
            <text:p>Y – 24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Y – 22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X – 1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X – 3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style-name="ce10" office:value-type="string" calcext:value-type="string">
            <text:p>Y – 3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Y – 30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Y – 2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string" calcext:value-type="string">
            <text:p>Y – 27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string" calcext:value-type="string">
            <text:p>X – 8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13" office:value-type="string" calcext:value-type="string">
            <text:p>X – 6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Y – 17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Y – 19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X – 16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13" office:value-type="string" calcext:value-type="string">
            <text:p>X – 14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Y – 9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51" calcext:value-type="float">
            <text:p>51</text:p>
          </table:table-cell>
          <table:table-cell table:style-name="ce10" office:value-type="string" calcext:value-type="string">
            <text:p>Y – 9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X – 24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string" calcext:value-type="string">
            <text:p>X – 22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Y – 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59" calcext:value-type="float">
            <text:p>59</text:p>
          </table:table-cell>
          <table:table-cell table:style-name="ce10" office:value-type="string" calcext:value-type="string">
            <text:p>Y – 3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X – 32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X – 30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X – 26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Y – 5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string" calcext:value-type="string">
            <text:p>Y – 7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13" office:value-type="string" calcext:value-type="string">
            <text:p>X – 28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X – 18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Y – 13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56" calcext:value-type="float">
            <text:p>56</text:p>
          </table:table-cell>
          <table:table-cell table:style-name="ce10" office:value-type="string" calcext:value-type="string">
            <text:p>Y – 15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52" calcext:value-type="float">
            <text:p>52</text:p>
          </table:table-cell>
          <table:table-cell table:style-name="ce13" office:value-type="string" calcext:value-type="string">
            <text:p>X – 20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X – 10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Y – 21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string" calcext:value-type="string">
            <text:p>Y – 23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X – 12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X – 2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Y – 29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Y – 31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X – 4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Y – 26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string" calcext:value-type="string">
            <text:p>X – 5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10" office:value-type="string" calcext:value-type="string">
            <text:p>X – 7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28" calcext:value-type="float">
            <text:p>28</text:p>
          </table:table-cell>
          <table:table-cell table:style-name="ce13" office:value-type="string" calcext:value-type="string">
            <text:p>Y – 28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Y – 18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string" calcext:value-type="string">
            <text:p>X – 13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X – 15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table:style-name="ce13" office:value-type="string" calcext:value-type="string">
            <text:p>Y – 20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Y – 10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string" calcext:value-type="string">
            <text:p>X – 21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X – 23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Y – 12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<text:s/>Y – 2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61" calcext:value-type="float">
            <text:p>61</text:p>
          </table:table-cell>
          <table:table-cell table:style-name="ce10" office:value-type="string" calcext:value-type="string">
            <text:p>X – 29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X – 31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Y – 4</text:p>
          </table:table-cell>
        </table:table-row>
        <table:table-row table:style-name="ro2">
          <table:table-cell table:style-name="ce2" table:number-columns-repeated="12"/>
        </table:table-row>
        <table:table-row table:style-name="ro2" table:number-rows-repeated="7"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2" table:number-rows-repeated="104855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K2:Sheet1.L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11:53:26.556928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33:49.332105179</meta:creation-date>
    <dc:date>2018-12-01T12:55:29.149648208</dc:date>
    <meta:editing-duration>PT2H6M57S</meta:editing-duration>
    <meta:editing-cycles>14</meta:editing-cycles>
    <meta:generator>LibreOffice/5.1.6.2$Linux_X86_64 LibreOffice_project/10m0$Build-2</meta:generator>
    <meta:document-statistic meta:table-count="1" meta:cell-count="204" meta:object-count="0"/>
  </office:meta>
</office:document-meta>
</file>